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D0000001C2F14EFE8274AD9FC.png" manifest:media-type="image/png"/>
  <manifest:file-entry manifest:full-path="Pictures/1000020100000402000000A223FAE7F4C32044E5.png" manifest:media-type="image/png"/>
  <manifest:file-entry manifest:full-path="Pictures/1000020100000088000000870A26C51C993940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955cm"/>
    </style:style>
    <style:style style:name="gr3" style:family="graphic" style:parent-style-name="standard">
      <style:graphic-properties draw:stroke="none" draw:fill="none" fo:min-height="1.196cm"/>
    </style:style>
    <style:style style:name="gr4" style:family="graphic" style:parent-style-name="standard">
      <style:graphic-properties draw:stroke="none" draw:fill="none" fo:min-height="0.286cm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-outline1">
      <style:graphic-properties fo:min-height="8.051cm"/>
    </style:style>
    <style:style style:name="pr4" style:family="presentation" style:parent-style-name="Pencil-notes">
      <style:graphic-properties draw:fill-color="#ffffff" fo:min-height="13.364cm"/>
    </style:style>
    <style:style style:name="pr5" style:family="presentation" style:parent-style-name="Pencil-subtitle">
      <style:graphic-properties draw:fill-color="#ffffff" fo:min-height="8.301cm"/>
    </style:style>
    <style:style style:name="pr6" style:family="presentation" style:parent-style-name="Pencil1-title">
      <style:graphic-properties fo:min-height="2.07cm"/>
    </style:style>
    <style:style style:name="pr7" style:family="presentation" style:parent-style-name="Pencil1-outline1">
      <style:graphic-properties fo:min-height="13.821cm"/>
    </style:style>
    <style:style style:name="pr8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 presentation:user-transformed="true">
          <draw:text-box>
            <text:p>Two neighborhoods for opening a plumbing busin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" presentation:presentation-page-layout-name="AL2T3">
        <office:forms form:automatic-focus="false" form:apply-design-mode="false"/>
        <draw:frame presentation:style-name="pr1" draw:layer="layout" svg:width="21.943cm" svg:height="3.506cm" svg:x="1.4cm" svg:y="5.964cm" presentation:class="title" presentation:user-transformed="true">
          <draw:text-box>
            <text:p>Introduction</text:p>
          </draw:text-box>
        </draw:frame>
        <draw:frame presentation:style-name="pr3" draw:layer="layout" svg:width="12.297cm" svg:height="8.301cm" svg:x="1.4cm" svg:y="11.614cm" presentation:class="outline">
          <draw:text-box>
            <text:list text:style-name="L2">
              <text:list-item>
                <text:p>Customer requirement:</text:p>
              </text:list-item>
              <text:list-item>
                <text:p>Two potential location to open a business<text:tab/></text:p>
              </text:list-item>
            </text:list>
          </draw:text-box>
        </draw:frame>
        <draw:frame presentation:style-name="pr3" draw:layer="layout" svg:width="12.297cm" svg:height="8.301cm" svg:x="14.313cm" svg:y="11.614cm" presentation:class="outline">
          <draw:text-box>
            <text:list text:style-name="L2">
              <text:list-item>
                <text:p>Main criteria: Close proximity to restaur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" presentation:presentation-page-layout-name="AL2T3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Methods</text:p>
          </draw:text-box>
        </draw:frame>
        <draw:frame presentation:style-name="pr3" draw:layer="layout" svg:width="12.297cm" svg:height="8.301cm" svg:x="1.4cm" svg:y="11.614cm" presentation:class="outline">
          <draw:text-box>
            <text:list text:style-name="L2">
              <text:list-item>
                <text:p>Foursquare API call for restaurants</text:p>
              </text:list-item>
            </text:list>
          </draw:text-box>
        </draw:frame>
        <draw:frame presentation:style-name="pr3" draw:layer="layout" svg:width="12.297cm" svg:height="8.301cm" svg:x="14.313cm" svg:y="11.614cm" presentation:class="outline">
          <draw:text-box>
            <text:list text:style-name="L2">
              <text:list-item>
                <text:p>Kmeans clustering algorithm was u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" presentation:presentation-page-layout-name="AL3T0">
        <office:forms form:automatic-focus="false" form:apply-design-mode="false"/>
        <draw:frame presentation:style-name="pr1" draw:layer="layout" svg:width="21.943cm" svg:height="3.506cm" svg:x="1.524cm" svg:y="6.096cm" presentation:class="title" presentation:placeholder="true" presentation:user-transformed="true">
          <draw:text-box/>
        </draw:frame>
        <draw:frame presentation:style-name="pr5" draw:text-style-name="P1" draw:layer="layout" svg:width="25.199cm" svg:height="8.301cm" svg:x="1.4cm" svg:y="11.614cm" presentation:class="subtitle" presentation:placeholder="true">
          <draw:text-box/>
        </draw:frame>
        <draw:frame draw:style-name="gr2" draw:text-style-name="P2" draw:layer="layout" svg:width="19.328cm" svg:height="2.205cm" svg:x="4.414cm" svg:y="11.257cm">
          <draw:text-box>
            <text:p>k_means = KMeans(init = "k-means++", n_clusters = 2, n_init = 12)</text:p>
            <text:p>k_means.fit(X)</text:p>
          </draw:text-box>
        </draw:frame>
        <draw:frame draw:style-name="gr3" draw:text-style-name="P2" draw:layer="layout" svg:width="10.552cm" svg:height="1.446cm" svg:x="7.62cm" svg:y="13.032cm">
          <draw:text-box>
            <text:p>k_means_labels = k_means.labels_</text:p>
            <text:p>k_means_labels</text:p>
          </draw:text-box>
        </draw:frame>
        <draw:frame draw:style-name="gr3" draw:text-style-name="P2" draw:layer="layout" svg:width="17.977cm" svg:height="1.446cm" svg:x="4.064cm" svg:y="14.81cm">
          <draw:text-box>
            <text:p>location1 = geolocator.reverse(" <text:s/>41.4483072 , -81.78716632")</text:p>
            <text:p>print(location1.address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" presentation:presentation-page-layout-name="AL4T1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Results</text:p>
          </draw:text-box>
        </draw:frame>
        <draw:frame presentation:style-name="pr3" draw:layer="layout" svg:width="25.199cm" svg:height="8.301cm" svg:x="1.4cm" svg:y="11.614cm" presentation:class="outline" presentation:placeholder="true">
          <draw:text-box/>
        </draw:frame>
        <draw:frame draw:style-name="gr4" draw:text-style-name="P4" draw:layer="layout" svg:width="16.377cm" svg:height="0.819cm" svg:x="5.721cm" svg:y="13.208cm">
          <draw:text-box>
            <text:p text:style-name="P3"><text:s/>Location 1) 13728, West Avenue, Jefferson, Cleveland, Cuyahoga County, Ohio, 44111, USA</text:p>
          </draw:text-box>
        </draw:frame>
        <draw:frame draw:style-name="gr4" draw:text-style-name="P4" draw:layer="layout" svg:width="20.399cm" svg:height="0.819cm" svg:x="4.572cm" svg:y="14.478cm">
          <draw:text-box>
            <text:p text:style-name="P3"><text:s/>Location 2) Orange Avenue, East 4th Street, Playhouse Square, Cleveland, Cuyahoga County, Ohio, 44115, USA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draw:frame presentation:style-name="pr6" draw:layer="layout" svg:width="22.8cm" svg:height="2.07cm" svg:x="1.4cm" svg:y="0.837cm" presentation:class="title" presentation:placeholder="true">
          <draw:text-box/>
        </draw:frame>
        <draw:frame presentation:style-name="pr7" draw:layer="layout" svg:width="12.297cm" svg:height="14.071cm" svg:x="1.4cm" svg:y="4.914cm" presentation:class="outline" presentation:placeholder="true">
          <draw:text-box/>
        </draw:frame>
        <draw:frame presentation:style-name="pr7" draw:layer="layout" svg:width="12.297cm" svg:height="14.071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2F14EFE8274AD9FC.png" xlink:type="simple" xlink:show="embed" xlink:actuate="onLoad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6:34:18.052343836</meta:creation-date>
    <meta:editing-duration>PT8M42S</meta:editing-duration>
    <meta:editing-cycles>2</meta:editing-cycles>
    <meta:generator>LibreOffice/6.0.3.2$Linux_X86_64 LibreOffice_project/00m0$Build-2</meta:generator>
    <dc:title>Pencil</dc:title>
    <dc:date>2018-11-24T16:43:00.240204625</dc:date>
    <meta:document-statistic meta:object-count="64"/>
  </office:meta>
</office:document-meta>
</file>